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26F6FFD2287C94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e98d"/>
    </style:style>
    <style:style style:name="P2" style:family="paragraph" style:parent-style-name="Text_20_body">
      <style:text-properties officeooo:paragraph-rsid="00266f19"/>
    </style:style>
    <style:style style:name="T1" style:family="text">
      <style:text-properties fo:font-variant="normal" fo:text-transform="none" fo:color="#125792" loext:opacity="100%" style:font-name="helvetica" fo:font-size="8.39999961853027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125792" loext:opacity="100%" style:font-name="helvetica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125792" loext:opacity="100%" style:font-name="helvetica" fo:font-size="10pt" fo:letter-spacing="normal" fo:font-style="normal" fo:font-weight="normal" officeooo:rsid="00287d8d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327in, 1.4756in, 1.1902in, 3.184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7673in" svg:y="1.9543in" svg:width="5.7882in" svg:height="3.0193in" draw:z-index="0"><draw:image xlink:href="Pictures/10000201000007800000043826F6FFD2287C9473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20:29:24.599000000</dc:date>
    <meta:editing-duration>PT1H53M12S</meta:editing-duration>
    <meta:editing-cycles>30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